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119cm"/>
    </style:style>
    <style:style style:name="co3" style:family="table-column">
      <style:table-column-properties fo:break-before="auto" style:column-width="3.942cm"/>
    </style:style>
    <style:style style:name="co4" style:family="table-column">
      <style:table-column-properties fo:break-before="auto" style:column-width="3.792cm"/>
    </style:style>
    <style:style style:name="co5" style:family="table-column">
      <style:table-column-properties fo:break-before="auto" style:column-width="4.094cm"/>
    </style:style>
    <style:style style:name="co6" style:family="table-column">
      <style:table-column-properties fo:break-before="auto" style:column-width="5.124cm"/>
    </style:style>
    <style:style style:name="co7" style:family="table-column">
      <style:table-column-properties fo:break-before="auto" style:column-width="3.41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euille1" table:style-name="ta1">
        <office:forms form:automatic-focus="false" form:apply-design-mode="false"/>
        <table:table-column table:style-name="co1" table:number-columns-repeated="5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1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row table:style-name="ro1">
          <table:table-cell table:number-columns-repeated="14"/>
        </table:table-row>
        <table:table-row table:style-name="ro1">
          <table:table-cell office:value-type="string">
            <text:p>zac.lumiere</text:p>
          </table:table-cell>
          <table:table-cell office:value-type="string">
            <text:p>Ouverture</text:p>
          </table:table-cell>
          <table:table-cell office:value-type="string">
            <text:p>Scène 1</text:p>
          </table:table-cell>
          <table:table-cell table:number-columns-repeated="11"/>
        </table:table-row>
        <table:table-row table:style-name="ro2">
          <table:table-cell table:number-columns-repeated="2"/>
          <table:table-cell office:value-type="string">
            <text:p>Donjon</text:p>
          </table:table-cell>
          <table:table-cell table:number-columns-repeated="2"/>
          <table:table-cell office:value-type="string">
            <text:p>Scroll Donjon → Prison</text:p>
          </table:table-cell>
          <table:table-cell office:value-type="string">
            <text:p>Prison</text:p>
          </table:table-cell>
          <table:table-cell table:number-columns-repeated="2"/>
          <table:table-cell office:value-type="string">
            <text:p>Scroll Prison → Attente</text:p>
          </table:table-cell>
          <table:table-cell office:value-type="string">
            <text:p>Attente</text:p>
          </table:table-cell>
          <table:table-cell office:value-type="string">
            <text:p>Scroll Attente → Homocauste</text:p>
          </table:table-cell>
          <table:table-cell office:value-type="string">
            <text:p>Homocauste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Init</text:p>
          </table:table-cell>
          <table:table-cell office:value-type="string">
            <text:p>Bulle</text:p>
          </table:table-cell>
          <table:table-cell office:value-type="string">
            <text:p>Idée</text:p>
          </table:table-cell>
          <table:table-cell/>
          <table:table-cell office:value-type="string">
            <text:p>Arrivée Barons Freaks</text:p>
          </table:table-cell>
          <table:table-cell office:value-type="string">
            <text:p>Arrivée Tapis Roulant</text:p>
          </table:table-cell>
          <table:table-cell office:value-type="string">
            <text:p>Déplacement Assiettes</text:p>
          </table:table-cell>
          <table:table-cell/>
          <table:table-cell office:value-type="string">
            <text:p>Déception</text:p>
          </table:table-cell>
          <table:table-cell/>
          <table:table-cell office:value-type="string">
            <text:p>Homo Die</text:p>
          </table:table-cell>
          <table:table-cell office:value-type="string">
            <text:p>Scroll Homocaust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WenQuanYi Micro Hei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06T21:17:49</meta:creation-date>
    <dc:date>2013-07-06T21:24:18</dc:date>
    <meta:editing-duration>PT5M35S</meta:editing-duration>
    <meta:editing-cycles>13</meta:editing-cycles>
    <meta:generator>LibreOffice/4.0.4.2$Linux_X86_64 LibreOffice_project/400m0$Build-2</meta:generator>
    <meta:document-statistic meta:table-count="1" meta:cell-count="19" meta:object-count="0"/>
  </office:meta>
</office:document-meta>
</file>